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119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5.86mm" svg:height="93.29mm" svg:x="165.52mm" svg:y="51.47mm">
            <loext:p draw:notify-on-update-of-ranges="Tabelle1.I1:Tabelle1.O1 Tabelle1.H10:Tabelle1.H10 Tabelle1.I10:Tabelle1.O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siz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E1]/2" office:value-type="float" office:value="0.0625" calcext:value-type="float">
            <text:p>0,0625</text:p>
          </table:table-cell>
          <table:table-cell/>
          <table:table-cell office:value-type="string" calcext:value-type="string">
            <text:p>Cellsize [m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M1]/2" office:value-type="float" office:value="0.0625" calcext:value-type="float">
            <text:p>0,0625</text:p>
          </table:table-cell>
          <table:table-cell table:formula="of:=[.N1]/2" office:value-type="float" office:value="0.03125" calcext:value-type="float">
            <text:p>0,03125</text:p>
          </table:table-cell>
        </table:table-row>
        <table:table-row table:style-name="ro1">
          <table:table-cell office:value-type="string" calcext:value-type="string">
            <text:p>Cells in X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lls in X and Y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K3]/[.K1]" office:value-type="float" office:value="28" calcext:value-type="float">
            <text:p>28</text:p>
          </table:table-cell>
          <table:table-cell table:formula="of:=[.L3]/[.L1]" office:value-type="float" office:value="56" calcext:value-type="float">
            <text:p>56</text:p>
          </table:table-cell>
          <table:table-cell table:formula="of:=[.M3]/[.M1]" office:value-type="float" office:value="112" calcext:value-type="float">
            <text:p>112</text:p>
          </table:table-cell>
          <table:table-cell table:formula="of:=[.N3]/[.N1]" office:value-type="float" office:value="224" calcext:value-type="float">
            <text:p>224</text:p>
          </table:table-cell>
          <table:table-cell table:formula="of:=[.O3]/[.O1]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2]*[.B1]" office:value-type="float" office:value="14" calcext:value-type="float">
            <text:p>14</text:p>
          </table:table-cell>
          <table:table-cell table:formula="of:=[.C2]*[.C1]" office:value-type="float" office:value="14.5" calcext:value-type="float">
            <text:p>14,5</text:p>
          </table:table-cell>
          <table:table-cell table:formula="of:=[.D2]*[.D1]" office:value-type="float" office:value="14.75" calcext:value-type="float">
            <text:p>14,75</text:p>
          </table:table-cell>
          <table:table-cell table:formula="of:=[.E2]*[.E1]" office:value-type="float" office:value="14.875" calcext:value-type="float">
            <text:p>14,875</text:p>
          </table:table-cell>
          <table:table-cell table:formula="of:=[.F2]*[.F1]" office:value-type="float" office:value="14.9375" calcext:value-type="float">
            <text:p>14,9375</text:p>
          </table:table-cell>
          <table:table-cell/>
          <table:table-cell table:style-name="ce1" office:value-type="string" calcext:value-type="string">
            <text:p>Distance in X and Y [m]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J2]*[.J1]" office:value-type="float" office:value="14" calcext:value-type="float">
            <text:p>14</text:p>
          </table:table-cell>
          <table:table-cell table:number-columns-repeated="5" table:style-name="ce1"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atsächliche Entfernung [m]</text:p>
          </table:table-cell>
          <table:table-cell table:style-name="ce2" table:formula="of:=SQRT([.I3]*[.I3]+[.I3]*[.I3])" office:value-type="float" office:value="19.7989898732233" calcext:value-type="float">
            <text:p>19,799</text:p>
          </table:table-cell>
          <table:table-cell table:style-name="ce2" table:formula="of:=SQRT([.J3]*[.J3]+[.J3]*[.J3])" office:value-type="float" office:value="19.7989898732233" calcext:value-type="float">
            <text:p>19,799</text:p>
          </table:table-cell>
          <table:table-cell table:style-name="ce2" table:formula="of:=SQRT([.K3]*[.K3]+[.K3]*[.K3])" office:value-type="float" office:value="19.7989898732233" calcext:value-type="float">
            <text:p>19,799</text:p>
          </table:table-cell>
          <table:table-cell table:style-name="ce2" table:formula="of:=SQRT([.L3]*[.L3]+[.L3]*[.L3])" office:value-type="float" office:value="19.7989898732233" calcext:value-type="float">
            <text:p>19,799</text:p>
          </table:table-cell>
          <table:table-cell table:style-name="ce2" table:formula="of:=SQRT([.M3]*[.M3]+[.M3]*[.M3])" office:value-type="float" office:value="19.7989898732233" calcext:value-type="float">
            <text:p>19,799</text:p>
          </table:table-cell>
          <table:table-cell table:style-name="ce2" table:formula="of:=SQRT([.N3]*[.N3]+[.N3]*[.N3])" office:value-type="float" office:value="19.7989898732233" calcext:value-type="float">
            <text:p>19,799</text:p>
          </table:table-cell>
          <table:table-cell table:style-name="ce2" table:formula="of:=SQRT([.O3]*[.O3]+[.O3]*[.O3])"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Euklid</text:p>
          </table:table-cell>
          <table:table-cell table:formula="of:=SQRT(2*([.B3]*[.B3]))" office:value-type="float" office:value="19.7989898732233" calcext:value-type="float">
            <text:p>19,7989898732233</text:p>
          </table:table-cell>
          <table:table-cell table:formula="of:=SQRT(2*([.C3]*[.C3]))" office:value-type="float" office:value="20.5060966544099" calcext:value-type="float">
            <text:p>20,5060966544099</text:p>
          </table:table-cell>
          <table:table-cell table:formula="of:=SQRT(2*([.D3]*[.D3]))" office:value-type="float" office:value="20.8596500450032" calcext:value-type="float">
            <text:p>20,8596500450032</text:p>
          </table:table-cell>
          <table:table-cell table:formula="of:=SQRT(2*([.E3]*[.E3]))" office:value-type="float" office:value="21.0364267402998" calcext:value-type="float">
            <text:p>21,0364267402998</text:p>
          </table:table-cell>
          <table:table-cell table:formula="of:=SQRT(2*([.F3]*[.F3]))" office:value-type="float" office:value="21.1248150879481" calcext:value-type="float">
            <text:p>21,1248150879481</text:p>
          </table:table-cell>
          <table:table-cell/>
          <table:table-cell office:value-type="string" calcext:value-type="string">
            <text:p>Euklid [m]</text:p>
          </table:table-cell>
          <table:table-cell table:number-columns-repeated="7" table:style-name="ce2"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Fast Marching</text:p>
          </table:table-cell>
          <table:table-cell office:value-type="float" office:value="20.71" calcext:value-type="float">
            <text:p>20,71</text:p>
          </table:table-cell>
          <table:table-cell office:value-type="float" office:value="21.07" calcext:value-type="float">
            <text:p>21,07</text:p>
          </table:table-cell>
          <table:table-cell office:value-type="float" office:value="21.2" calcext:value-type="float">
            <text:p>21,2</text:p>
          </table:table-cell>
          <table:table-cell table:number-columns-repeated="2" office:value-type="float" office:value="21.23" calcext:value-type="float">
            <text:p>21,23</text:p>
          </table:table-cell>
          <table:table-cell/>
          <table:table-cell table:style-name="ce1" office:value-type="string" calcext:value-type="string">
            <text:p>Fast Marching [m]</text:p>
          </table:table-cell>
          <table:table-cell table:style-name="ce3" office:value-type="float" office:value="21.2452300007211" calcext:value-type="float">
            <text:p>21,245</text:p>
          </table:table-cell>
          <table:table-cell table:style-name="ce3" office:value-type="float" office:value="20.7169625810517" calcext:value-type="float">
            <text:p>20,717</text:p>
          </table:table-cell>
          <table:table-cell table:style-name="ce3" office:value-type="float" office:value="20.3634689907669" calcext:value-type="float">
            <text:p>20,363</text:p>
          </table:table-cell>
          <table:table-cell table:style-name="ce3" office:value-type="float" office:value="20.1369817037685" calcext:value-type="float">
            <text:p>20,137</text:p>
          </table:table-cell>
          <table:table-cell table:style-name="ce3" office:value-type="float" office:value="19.9969062621709" calcext:value-type="float">
            <text:p>19,997</text:p>
          </table:table-cell>
          <table:table-cell table:style-name="ce3" office:value-type="float" office:value="19.9127502908091" calcext:value-type="float">
            <text:p>19,913</text:p>
          </table:table-cell>
          <table:table-cell table:style-name="ce3" office:value-type="float" office:value="19.8633779875396" calcext:value-type="float">
            <text:p>19,863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7]-[.B6]" office:value-type="float" office:value="0.91101012677667" calcext:value-type="float">
            <text:p>0,91101012677667</text:p>
          </table:table-cell>
          <table:table-cell table:formula="of:=[.C7]-[.C6]" office:value-type="float" office:value="0.563903345590123" calcext:value-type="float">
            <text:p>0,563903345590123</text:p>
          </table:table-cell>
          <table:table-cell table:formula="of:=[.D7]-[.D6]" office:value-type="float" office:value="0.340349954996846" calcext:value-type="float">
            <text:p>0,340349954996846</text:p>
          </table:table-cell>
          <table:table-cell table:formula="of:=[.E7]-[.E6]" office:value-type="float" office:value="0.193573259700212" calcext:value-type="float">
            <text:p>0,193573259700212</text:p>
          </table:table-cell>
          <table:table-cell table:formula="of:=[.F7]-[.F6]" office:value-type="float" office:value="0.105184912051893" calcext:value-type="float">
            <text:p>0,105184912051893</text:p>
          </table:table-cell>
          <table:table-cell/>
          <table:table-cell office:value-type="string" calcext:value-type="string">
            <text:p>Diff [m]</text:p>
          </table:table-cell>
          <table:table-cell table:style-name="ce4" table:formula="of:=[.I7]-[.I6]" office:value-type="float" office:value="1.44624012749777" calcext:value-type="float">
            <text:p>1,45</text:p>
          </table:table-cell>
          <table:table-cell table:style-name="ce4" table:formula="of:=[.J7]-[.J6]" office:value-type="float" office:value="0.917972707828369" calcext:value-type="float">
            <text:p>0,92</text:p>
          </table:table-cell>
          <table:table-cell table:style-name="ce5" table:formula="of:=[.K7]-[.K6]" office:value-type="float" office:value="0.56447911754357" calcext:value-type="float">
            <text:p>0,5645</text:p>
          </table:table-cell>
          <table:table-cell table:style-name="ce5" table:formula="of:=[.L7]-[.L6]" office:value-type="float" office:value="0.337991830545171" calcext:value-type="float">
            <text:p>0,3380</text:p>
          </table:table-cell>
          <table:table-cell table:style-name="ce5" table:formula="of:=[.M7]-[.M6]" office:value-type="float" office:value="0.197916388947569" calcext:value-type="float">
            <text:p>0,1979</text:p>
          </table:table-cell>
          <table:table-cell table:style-name="ce5" table:formula="of:=ABS([.N7]-[.N6])" office:value-type="float" office:value="0.11376041758577" calcext:value-type="float">
            <text:p>0,1138</text:p>
          </table:table-cell>
          <table:table-cell table:style-name="ce5" table:formula="of:=ABS([.O7]-[.O6])" office:value-type="float" office:value="0.0643881143162481" calcext:value-type="float">
            <text:p>0,064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1" office:value-type="string" calcext:value-type="string">
            <text:p>Error [%] diff/distance</text:p>
          </table:table-cell>
          <table:table-cell table:style-name="ce10" table:formula="of:=[.I8]/[.I6]*100" office:value-type="float" office:value="7.30461572412693" calcext:value-type="float">
            <text:p>7,30</text:p>
          </table:table-cell>
          <table:table-cell table:style-name="ce10" table:formula="of:=[.J8]/[.J6]*100" office:value-type="float" office:value="4.63646233321155" calcext:value-type="float">
            <text:p>4,64</text:p>
          </table:table-cell>
          <table:table-cell table:style-name="ce10" table:formula="of:=[.K8]/[.K6]*100" office:value-type="float" office:value="2.85105008466612" calcext:value-type="float">
            <text:p>2,85</text:p>
          </table:table-cell>
          <table:table-cell table:style-name="ce10" table:formula="of:=[.L8]/[.L6]*100" office:value-type="float" office:value="1.70711653831532" calcext:value-type="float">
            <text:p>1,71</text:p>
          </table:table-cell>
          <table:table-cell table:style-name="ce10" table:formula="of:=[.M8]/[.M6]*100" office:value-type="float" office:value="0.999628719519857" calcext:value-type="float">
            <text:p>1,00</text:p>
          </table:table-cell>
          <table:table-cell table:style-name="ce10" table:formula="of:=[.N8]/[.N6]*100" office:value-type="float" office:value="0.574576876467936" calcext:value-type="float">
            <text:p>0,57</text:p>
          </table:table-cell>
          <table:table-cell table:style-name="ce10" table:formula="of:=[.O8]/[.O6]*100" office:value-type="float" office:value="0.325209087577383" calcext:value-type="float">
            <text:p>0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20:11:55.5973907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43:04.409396246</meta:creation-date>
    <dc:date>2017-06-16T21:55:52.539915167</dc:date>
    <meta:editing-duration>PT57M12S</meta:editing-duration>
    <meta:editing-cycles>6</meta:editing-cycles>
    <meta:generator>LibreOffice/5.3.1.2$Linux_X86_64 LibreOffice_project/30m0$Build-2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7cm" svg:height="9.33cm" xlink:href=".." xlink:type="simple" chart:class="chart:scatter" chart:style-name="ch1">
        <chart:plot-area chart:style-name="ch2" table:cell-range-address="Tabelle1.I1:Tabelle1.O1 Tabelle1.H10:Tabelle1.O10" chart:data-source-has-labels="column" svg:x="1.29cm" svg:y="0.186cm" svg:width="14.966cm" svg:height="8.029cm">
          <chartooo:coordinate-region svg:x="2.202cm" svg:y="0.359cm" svg:width="13.814cm" svg:height="7.262cm"/>
          <chart:axis chart:dimension="x" chart:name="primary-x" chart:style-name="ch3">
            <chart:title svg:x="7.75cm" svg:y="8.401cm" chart:style-name="ch4">
              <text:p>Cellsize [1/m]</text:p>
            </chart:title>
          </chart:axis>
          <chart:axis chart:dimension="y" chart:name="primary-y" chart:style-name="ch5">
            <chart:title svg:x="0.451cm" svg:y="4.879cm" chart:style-name="ch6">
              <text:p>Error [%]</text:p>
            </chart:title>
            <chart:grid chart:style-name="ch7" chart:class="major"/>
          </chart:axis>
          <chart:series chart:style-name="ch8" chart:values-cell-range-address="Tabelle1.I10:Tabelle1.O10" chart:label-cell-address="Tabelle1.H10:Tabelle1.H10" chart:class="chart:scatter">
            <chart:domain table:cell-range-address="Tabelle1.I1:Tabelle1.O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abelle1.I1:Tabelle1.O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Error [%] diff/distance</text:p>
                <draw:g>
                  <svg:desc>Tabelle1.H10:Tabelle1.H10</svg:desc>
                </draw:g>
              </table:table-cell>
              <table:table-cell office:value-type="float" office:value="7.30461572412693">
                <text:p>7.30461572412693</text:p>
                <draw:g>
                  <svg:desc>Tabelle1.I10:Tabelle1.O10</svg:desc>
                </draw:g>
              </table:table-cell>
              <table:table-cell office:value-type="float" office:value="4.63646233321155">
                <text:p>4.63646233321155</text:p>
              </table:table-cell>
              <table:table-cell office:value-type="float" office:value="2.85105008466612">
                <text:p>2.85105008466612</text:p>
              </table:table-cell>
              <table:table-cell office:value-type="float" office:value="1.70711653831532">
                <text:p>1.70711653831532</text:p>
              </table:table-cell>
              <table:table-cell office:value-type="float" office:value="0.999628719519857">
                <text:p>0.999628719519857</text:p>
              </table:table-cell>
              <table:table-cell office:value-type="float" office:value="0.574576876467936">
                <text:p>0.574576876467936</text:p>
              </table:table-cell>
              <table:table-cell office:value-type="float" office:value="0.325209087577383">
                <text:p>0.325209087577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